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officeooo:rsid="001c56c7" officeooo:paragraph-rsid="001c56c7" style:font-size-asian="12.25pt" style:font-style-asian="normal" style:font-size-complex="14pt" style:font-style-complex="normal"/>
    </style:style>
    <style:style style:name="P2" style:family="paragraph" style:parent-style-name="Standard">
      <style:paragraph-properties fo:text-align="start" style:justify-single-word="false"/>
      <style:text-properties fo:font-size="14pt" fo:font-style="normal" officeooo:rsid="001d1b06" officeooo:paragraph-rsid="001e7cfa" style:font-size-asian="12.25pt" style:font-style-asian="normal" style:font-size-complex="14pt" style:font-style-complex="normal"/>
    </style:style>
    <style:style style:name="P3" style:family="paragraph" style:parent-style-name="Standard">
      <style:paragraph-properties fo:text-align="start" style:justify-single-word="false"/>
      <style:text-properties fo:font-size="14pt" fo:font-style="normal" officeooo:rsid="001e7cfa" officeooo:paragraph-rsid="001e7cfa" style:font-size-asian="12.25pt" style:font-style-asian="normal" style:font-size-complex="14pt" style:font-style-complex="normal"/>
    </style:style>
    <style:style style:name="P4" style:family="paragraph" style:parent-style-name="Standard">
      <style:paragraph-properties fo:text-align="start" style:justify-single-word="false"/>
      <style:text-properties fo:font-size="14pt" fo:font-style="normal" officeooo:rsid="0021aef5" officeooo:paragraph-rsid="0021aef5" style:font-size-asian="12.25pt" style:font-style-asian="normal" style:font-size-complex="14pt" style:font-style-complex="normal"/>
    </style:style>
    <style:style style:name="P5" style:family="paragraph" style:parent-style-name="Standard">
      <style:paragraph-properties fo:text-align="start" style:justify-single-word="false"/>
      <style:text-properties style:font-name="Liberation Serif" fo:font-size="14pt" fo:font-style="normal" officeooo:rsid="00207cae" officeooo:paragraph-rsid="0021aef5" style:font-size-asian="12.25pt" style:font-style-asian="normal" style:font-size-complex="14pt" style:font-style-complex="normal"/>
    </style:style>
    <style:style style:name="P6" style:family="paragraph" style:parent-style-name="Standard">
      <style:paragraph-properties fo:text-align="start" style:justify-single-word="false"/>
      <style:text-properties style:font-name="Liberation Serif" fo:font-size="14pt" fo:font-style="normal" officeooo:rsid="0021aef5" officeooo:paragraph-rsid="0021aef5" style:font-size-asian="12.25pt" style:font-style-asian="normal" style:font-size-complex="14pt" style:font-style-complex="normal"/>
    </style:style>
    <style:style style:name="P7" style:family="paragraph" style:parent-style-name="Standard">
      <style:paragraph-properties fo:text-align="start" style:justify-single-word="false"/>
      <style:text-properties style:font-name="Liberation Serif" fo:font-size="14pt" fo:font-style="normal" officeooo:rsid="0022fb57" officeooo:paragraph-rsid="0022fb57" style:font-size-asian="12.25pt" style:font-style-asian="normal" style:font-size-complex="14pt" style:font-style-complex="normal"/>
    </style:style>
    <style:style style:name="P8" style:family="paragraph" style:parent-style-name="Standard">
      <style:paragraph-properties fo:text-align="start" style:justify-single-word="false"/>
      <style:text-properties style:font-name="Liberation Serif" fo:font-size="14pt" fo:font-style="normal" officeooo:paragraph-rsid="0023265a"/>
    </style:style>
    <style:style style:name="P9" style:family="paragraph" style:parent-style-name="Standard">
      <style:paragraph-properties fo:text-align="start" style:justify-single-word="false"/>
      <style:text-properties style:font-name="Liberation Serif" fo:font-size="14pt" fo:font-style="normal" officeooo:paragraph-rsid="0025c084"/>
    </style:style>
    <style:style style:name="P10" style:family="paragraph" style:parent-style-name="Standard">
      <style:paragraph-properties fo:text-align="start" style:justify-single-word="false"/>
      <style:text-properties style:font-name="Liberation Serif" fo:font-size="14pt" fo:font-style="normal" officeooo:rsid="002352c1" officeooo:paragraph-rsid="002352c1"/>
    </style:style>
    <style:style style:name="P11" style:family="paragraph" style:parent-style-name="Standard">
      <style:paragraph-properties fo:text-align="start" style:justify-single-word="false"/>
      <style:text-properties style:font-name="Liberation Serif" fo:font-size="14pt" fo:font-style="normal" officeooo:rsid="00245bbd" officeooo:paragraph-rsid="0025c084"/>
    </style:style>
    <style:style style:name="P12" style:family="paragraph" style:parent-style-name="Standard">
      <loext:graphic-properties draw:fill="none"/>
      <style:paragraph-properties fo:margin-left="-0.4cm" fo:margin-right="0cm" fo:text-align="start" style:justify-single-word="false" fo:text-indent="0.101cm" style:auto-text-indent="false" fo:background-color="transparent"/>
      <style:text-properties fo:font-size="13pt" fo:font-style="normal" style:font-size-asian="11.3500003814697pt" style:font-style-asian="normal" style:font-size-complex="13pt" style:font-style-complex="normal"/>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4pt" fo:font-style="normal" style:text-underline-style="solid" style:text-underline-width="auto" style:text-underline-color="font-color" fo:font-weight="normal" officeooo:paragraph-rsid="001c56c7" style:font-size-asian="12.25pt" style:font-style-asian="normal" style:font-weight-asian="normal" style:font-size-complex="14pt" style:font-style-complex="normal" style:font-weight-complex="normal"/>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5pt" fo:font-style="normal" style:text-underline-style="solid" style:text-underline-width="auto" style:text-underline-color="font-color" fo:font-weight="normal" officeooo:rsid="001c56c7" officeooo:paragraph-rsid="001c56c7"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style:font-name="Liberation Serif" fo:font-size="14pt" fo:font-style="normal" officeooo:rsid="002352c1" officeooo:paragraph-rsid="0023265a"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style:font-name="Liberation Serif" fo:font-size="14pt" fo:font-style="normal" officeooo:rsid="002352c1" officeooo:paragraph-rsid="002352c1"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style:font-name="Liberation Serif" fo:font-size="14pt" fo:font-style="normal" officeooo:rsid="00245bbd" officeooo:paragraph-rsid="002352c1" style:font-size-asian="12.25pt" style:font-style-asian="normal" style:font-size-complex="14pt" style:font-style-complex="normal"/>
    </style:style>
    <style:style style:name="P18" style:family="paragraph" style:parent-style-name="Standard">
      <style:paragraph-properties fo:text-align="start" style:justify-single-word="false"/>
      <style:text-properties style:font-name="Liberation Serif" fo:font-size="14pt" fo:font-style="normal" officeooo:rsid="0025c084" officeooo:paragraph-rsid="0025c084"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style:font-name="Liberation Serif" fo:font-size="14pt" fo:font-style="normal" officeooo:rsid="0025c084" officeooo:paragraph-rsid="0025c084"/>
    </style:style>
    <style:style style:name="P20" style:family="paragraph" style:parent-style-name="Standard">
      <style:paragraph-properties fo:text-align="start" style:justify-single-word="false"/>
      <style:text-properties style:font-name="Liberation Serif" fo:font-size="14pt" fo:font-style="normal" officeooo:rsid="002620fd" officeooo:paragraph-rsid="002620fd"/>
    </style:style>
    <style:style style:name="P2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5c084" officeooo:paragraph-rsid="0025c084" style:font-size-asian="12.25pt" style:font-style-asian="normal" style:font-size-complex="14pt" style:font-style-complex="normal"/>
    </style:style>
    <style:style style:name="T1" style:family="text">
      <style:text-properties fo:font-size="15pt" style:text-underline-style="none" officeooo:rsid="001c56c7" style:font-size-asian="15pt" style:font-size-complex="15pt"/>
    </style:style>
    <style:style style:name="T2" style:family="text">
      <style:text-properties fo:font-size="18pt" officeooo:rsid="001c56c7" style:font-size-asian="18pt" style:font-size-complex="18pt"/>
    </style:style>
    <style:style style:name="T3" style:family="text">
      <style:text-properties fo:font-size="18pt" style:text-underline-style="none" officeooo:rsid="001c56c7" style:font-size-asian="18pt" style:font-size-complex="18pt"/>
    </style:style>
    <style:style style:name="T4" style:family="text">
      <style:text-properties officeooo:rsid="001d1b06"/>
    </style:style>
    <style:style style:name="T5" style:family="text">
      <style:text-properties style:text-position="super 58%"/>
    </style:style>
    <style:style style:name="T6" style:family="text">
      <style:text-properties style:text-position="super 58%" officeooo:rsid="0022fb57"/>
    </style:style>
    <style:style style:name="T7" style:family="text">
      <style:text-properties style:font-name="Liberation Serif1"/>
    </style:style>
    <style:style style:name="T8" style:family="text">
      <style:text-properties style:font-name="Liberation Serif1" officeooo:rsid="001d1b06"/>
    </style:style>
    <style:style style:name="T9" style:family="text">
      <style:text-properties style:font-name="Liberation Serif"/>
    </style:style>
    <style:style style:name="T10" style:family="text">
      <style:text-properties style:font-name="Liberation Serif" officeooo:rsid="001e7cfa"/>
    </style:style>
    <style:style style:name="T11" style:family="text">
      <style:text-properties style:font-name="Liberation Serif" officeooo:rsid="001d1b06"/>
    </style:style>
    <style:style style:name="T12" style:family="text">
      <style:text-properties style:font-name="Liberation Serif" officeooo:rsid="00207cae"/>
    </style:style>
    <style:style style:name="T13" style:family="text">
      <style:text-properties style:font-name="Liberation Serif" officeooo:rsid="0022fb57"/>
    </style:style>
    <style:style style:name="T14" style:family="text">
      <style:text-properties officeooo:rsid="0022fb57"/>
    </style:style>
    <style:style style:name="T15" style:family="text">
      <style:text-properties fo:font-variant="normal" fo:text-transform="none" fo:color="#000000" style:font-name="Times New Roman" fo:letter-spacing="normal" fo:font-weight="normal"/>
    </style:style>
    <style:style style:name="T16" style:family="text">
      <style:text-properties fo:font-variant="normal" fo:text-transform="none" fo:color="#000000" style:font-name="Times New Roman" fo:letter-spacing="normal" fo:font-weight="normal" style:font-size-asian="12.25pt" style:font-style-asian="normal" style:font-size-complex="14pt" style:font-style-complex="normal"/>
    </style:style>
    <style:style style:name="T17" style:family="text">
      <style:text-properties fo:font-variant="normal" fo:text-transform="none" fo:color="#000000" style:font-name="Times New Roman" fo:letter-spacing="normal" fo:font-weight="normal" officeooo:rsid="0025c084" style:font-size-asian="12.25pt" style:font-style-asian="normal" style:font-size-complex="14pt" style:font-style-complex="normal"/>
    </style:style>
    <style:style style:name="T18" style:family="text">
      <style:text-properties fo:font-variant="normal" fo:text-transform="none" fo:color="#000000" style:font-name="Times New Roman" fo:letter-spacing="normal" fo:font-weight="normal" officeooo:rsid="0025fc37" style:font-size-asian="12.25pt" style:font-style-asian="normal" style:font-size-complex="14pt" style:font-style-complex="normal"/>
    </style:style>
    <style:style style:name="T19" style:family="text">
      <style:text-properties style:font-size-asian="12.25pt" style:font-style-asian="normal" style:font-size-complex="14pt" style:font-style-complex="normal"/>
    </style:style>
    <style:style style:name="T20" style:family="text">
      <style:text-properties officeooo:rsid="0022fb57" style:font-size-asian="12.25pt" style:font-style-asian="normal" style:font-size-complex="14pt" style:font-style-complex="normal"/>
    </style:style>
    <style:style style:name="T21" style:family="text">
      <style:text-properties officeooo:rsid="0023265a" style:font-size-asian="12.25pt" style:font-style-asian="normal" style:font-size-complex="14pt" style:font-style-complex="normal"/>
    </style:style>
    <style:style style:name="T22" style:family="text">
      <style:text-properties officeooo:rsid="002352c1" style:font-size-asian="12.25pt" style:font-style-asian="normal" style:font-size-complex="14pt" style:font-style-complex="normal"/>
    </style:style>
    <style:style style:name="T23" style:family="text">
      <style:text-properties officeooo:rsid="00245bbd" style:font-size-asian="12.25pt" style:font-style-asian="normal" style:font-size-complex="14pt" style:font-style-complex="normal"/>
    </style:style>
    <style:style style:name="T24" style:family="text">
      <style:text-properties officeooo:rsid="0025c084" style:font-size-asian="12.25pt" style:font-style-asian="normal" style:font-size-complex="14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s text:c="2"/><text:tab/></text:span><text:span text:style-name="T3">‘</text:span><text:span text:style-name="T2">Linus to Linux’: A biography of a Software Engineer </text:span></text:p>
      <text:p text:style-name="P14"/>
      <text:p text:style-name="P12"/>
      <text:p text:style-name="P1">Using a laptop with limited capabilitys such as mine which regularly crashed, I looked for a way to speed things up and not have as many unnessasary background applications running which I neither wanted or needed. I began to think maybe this was just the limitations of my laptop and nothing could be done because Windows 10 required these programmes to run. That was untill I stumbled apon Ubuntu <text:span text:style-name="T4">an operating system based on Linux, created by Linus Torvalds. Over the course of the next few pages I will be giving a brief overview of his life.</text:span></text:p>
      <text:p text:style-name="P1"/>
      <text:p text:style-name="P2">Linus Benedict Torvalds was born on December 28<text:span text:style-name="T5">th</text:span> 1969 to parents Anna and Nils Torvalds in Helsinki Finland. Torvalds maternal grandfather Leo T<text:span text:style-name="T7">ö</text:span><text:span text:style-name="T9">rnq</text:span><text:span text:style-name="T10">v</text:span><text:span text:style-name="T9">ist was one of the first proffesors of statistics in Helsinki University, </text:span><text:span text:style-name="T10">and it was through <text:s/></text:span><text:span text:style-name="T9">T</text:span><text:span text:style-name="T7">ö</text:span><text:span text:style-name="T9">rnq</text:span><text:span text:style-name="T10">v</text:span><text:span text:style-name="T9">ist </text:span><text:span text:style-name="T10">where he was first introduced to programming. </text:span><text:span text:style-name="T13">As somebody studying in a statistics orientated course such as manegement science and iformation systems studies, I feel his grandfathers involvement in statistics was the catylist needed to send Torvalds down this path.</text:span></text:p>
      <text:p text:style-name="P3"><text:span text:style-name="T9">In the mid 1970s <text:s/></text:span><text:span text:style-name="T11">T</text:span><text:span text:style-name="T8">ö</text:span><text:span text:style-name="T11">rnq</text:span><text:span text:style-name="T9">v</text:span><text:span text:style-name="T11">ist </text:span><text:span text:style-name="T9">bought a pc known as the ‘Commodore VIC-20, </text:span><text:span text:style-name="T12">Torvalds <text:s text:c="2"/>became bored with the limited programmes available for the pc and began programing his own, orriginaly in BASIC but then moved on to using machine code by directly accesing the 6502 cpu.</text:span></text:p>
      <text:p text:style-name="P5"/>
      <text:p text:style-name="P4"><text:span text:style-name="T12">I</text:span><text:span text:style-name="T9">n 1987 Torvalds purchasd his first computer a Sinclair QL, the worlds first 32-bit computer for home use, however despite the significant increase in power from the Commodore, Torvalds was unable to reprograme due to the Os ROM (read only memory).</text:span></text:p>
      <text:p text:style-name="P6"/>
      <text:p text:style-name="P6">In 1988 Torvalds enrolled in Helsinki University and it was here he was first exposed to UNIX. <text:span text:style-name="T14">Torvalds bought an Intel 80386 based clone of an IBM pc on January 5</text:span><text:span text:style-name="T6">th</text:span><text:span text:style-name="T14"> 1991, however the OS on this pc was MS-DOS, microsofts OS.</text:span></text:p>
      <text:p text:style-name="P7">Torvalds was not satisfied with this OS and he prefered UNIX used by the college. This started Torvalds down his journey, he decided to create his own pc based version of UNIX and in 1991 he anounved his new system know as Linux making it availabe to download for free.</text:p>
      <text:p text:style-name="P7"/>
      <text:p text:style-name="P8"><text:span text:style-name="T20">For me the more important thing he did rather then simply making the OS available to download was to release </text:span><text:span text:style-name="T21">Linux under </text:span><text:span text:style-name="T15">GPL (GNU General Public License)</text:span><text:span text:style-name="T20">, in other words making it open source </text:span><text:span text:style-name="T21">where anyone can study modify and redistribute the software as long as they made there own source code available for the same purpose</text:span><text:span text:style-name="T20">. </text:span><text:span text:style-name="T21">This started a huge collaborative project, however Torvalds efforts centered around developing a kernel for Linux, an</text:span><text:span text:style-name="T22">d eventually with the help of other programmers refining the software in 1994 the Linux Kernel verion 1.0 was released.</text:span></text:p>
      <text:p text:style-name="P15"/>
      <text:p text:style-name="P16"><text:soft-page-break/>He was apointed as an instructor in the University of Helsinki and this allowed him to continue working on Linux, and despite disruptions due to the birth of his first daughter he managed to release Linux Kernel 2.0 in 1996, marking a significant improvement in performance.</text:p>
      <text:p text:style-name="P16"/>
      <text:p text:style-name="P10"><text:span text:style-name="T19">In 1997 Torvalds moved to Silicon Valley at the beginning of the “Dot Com Boom”, </text:span><text:span text:style-name="T23">taking a position with Transmeta Corportation developing commercial software to facilitate the comunication between operating systems. This was controversial with Linux fanatics partly due to the fact that Transmeta Corportation was part funded by Paul Allen co-founder of microsoft, however torvalds had a growing family to support and his contract allowed him to devote part of his time to Linux development.</text:span></text:p>
      <text:p text:style-name="P17"/>
      <text:p text:style-name="P11"><text:span text:style-name="T19">After his move to Silicon Valley comparisons were quickly made between Torvalds and Bill Gates, however bar occupation and the fact they both wore glasses not much else was similar. How i would describe the differences between the two would come partly from the economic/political ideologys of the country they come from. Torvalds is from a socialist state finlands which operates a system known as the nordic model, where as Gates hails from capitaist U.S.A. Microsofts products are propietary software products, if you do not pay for them you do not get them, meaning if you cannot afford them you cannot aquire them, whereas anybody can aqquire linux.Its a</text:span><text:span text:style-name="T24">lmost similar to the welfare systems in both countrys. Where Torvalds believes everyone benifits from software being available to everone as it can be improved apon by everyone, Gates model allows constant revenue streams allowing his products to be constantly developed and worked on. It is important to not like the way Gates is not apposed to Charity evident by his massive altrusim every year, Torvalds is also is not apposed to Capitalism and does admit the comforts of wealth.</text:span></text:p>
      <text:p text:style-name="P18">In my opinion there is no clear winner in either system and I regret to say i am on the fence on that debate.</text:p>
      <text:p text:style-name="P9"><text:span text:style-name="T24">Torvalds economic situation did change in 1999</text:span><text:span text:style-name="T16">. Red Hat and VA Linux (now VA Software), both leading developers of Linux-based software packages for large enterprises, </text:span><text:span text:style-name="T17">rewarded Torvalds for his creation by awarding him stock.</text:span><text:span text:style-name="T16">Red Hat went public, and his net worth </text:span><text:span text:style-name="T17">increased to $20 million.</text:span></text:p>
      <text:p text:style-name="P21">Linux has continued to develop over the years, and Torvalds is now seen as almost the spiritul leader of Linux.</text:p>
      <text:p text:style-name="P21">He was also the developer of Git, a software which allows the tracking of source code development which was introduced in 2005 for use with the Linux Kernel. Like Linux this is also Open Source.</text:p>
      <text:p text:style-name="P21"/>
      <text:p text:style-name="P19"><text:span text:style-name="T16">In Conclusion, Linus Torvalds created a free operating sustem which i use today in the form of Ubuntu. His philosphy is that open source development is best, but in this regard i would again link him to his home countrys economic system of socialism rather then a more severe communist approach. He believes the best tool for the job should be used even if this is proprietry software, and in this regard I totally agree with him. <text:s/>I will continue to use Ubuntu, however i am not going to stop </text:span><text:span text:style-name="T18">excell for my spreadsheets because i feel it is the best tool for doing that.</text:span></text:p>
      <text:p text:style-name="P20"><text:soft-page-break/><text:span text:style-name="T18">S</text:span><text:span text:style-name="T16">ources:</text:span></text:p>
      <text:p text:style-name="P20"><text:span text:style-name="T16">en.wikipedia.org/wiki/Linus_Torvalds</text:span></text:p>
      <text:p text:style-name="P20"><text:a xlink:type="simple" xlink:href="http://www.britannica.com/biography/Linus-Torvalds" text:style-name="Internet_20_link" text:visited-style-name="Visited_20_Internet_20_Link"><text:span text:style-name="T16">www.britannica.com/biography/Linus-Torvalds</text:span></text:a></text:p>
      <text:p text:style-name="P20"><text:span text:style-name="T16">www.linfo.org/linu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7:49:18.428722768</meta:creation-date>
    <dc:date>2017-11-15T15:13:50.467421244</dc:date>
    <meta:editing-duration>PT16M20S</meta:editing-duration>
    <meta:editing-cycles>5</meta:editing-cycles>
    <meta:generator>LibreOffice/5.1.6.2$Linux_X86_64 LibreOffice_project/10m0$Build-2</meta:generator>
    <meta:document-statistic meta:table-count="0" meta:image-count="0" meta:object-count="0" meta:page-count="3" meta:paragraph-count="20" meta:word-count="1000" meta:character-count="5986" meta:non-whitespace-character-count="4997"/>
  </office:meta>
</office:document-meta>
</file>